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5F00000270E3233490B42EFB03.png" manifest:media-type="image/png"/>
  <manifest:file-entry manifest:full-path="Pictures/1000020100000276000000A634AEAEE42722A7D8.png" manifest:media-type="image/png"/>
  <manifest:file-entry manifest:full-path="Pictures/100002010000026B000001DC76A6CEB735B08501.png" manifest:media-type="image/png"/>
  <manifest:file-entry manifest:full-path="Pictures/1000020100000419000001655C6AC026388D8C30.png" manifest:media-type="image/png"/>
  <manifest:file-entry manifest:full-path="Pictures/100002010000031B0000020EEE4E5A95E073CD53.png" manifest:media-type="image/png"/>
  <manifest:file-entry manifest:full-path="Pictures/1000020100000667000001787A6DEF374F6292FF.png" manifest:media-type="image/png"/>
  <manifest:file-entry manifest:full-path="Pictures/10000000000004F9000002F2BE014EE0DE0B05C4.jpg" manifest:media-type="image/jpeg"/>
  <manifest:file-entry manifest:full-path="Pictures/10000000000003F7000002CC63CCE670ACEB7B50.jpg" manifest:media-type="image/jpeg"/>
  <manifest:file-entry manifest:full-path="Pictures/100002010000024B000001C6DF8691F84146D6B0.png" manifest:media-type="image/png"/>
  <manifest:file-entry manifest:full-path="Pictures/100000000000044A000002986D8F8688DC3A90CE.jpg" manifest:media-type="image/jpeg"/>
  <manifest:file-entry manifest:full-path="Pictures/100002010000025500000212DE023EA14E524AA8.png" manifest:media-type="image/png"/>
  <manifest:file-entry manifest:full-path="Pictures/10000201000001DE000001070A8B5739C2E2383B.png" manifest:media-type="image/png"/>
  <manifest:file-entry manifest:full-path="Pictures/10000201000002960000020C8089DD63C266F1A2.png" manifest:media-type="image/png"/>
  <manifest:file-entry manifest:full-path="Pictures/10000201000003A60000016573219E3FE0E308EF.png" manifest:media-type="image/png"/>
  <manifest:file-entry manifest:full-path="Pictures/10000201000001C50000005310A69DEEB73D1393.png" manifest:media-type="image/png"/>
  <manifest:file-entry manifest:full-path="Pictures/100000000000044A000002AD32C57A14A2FE1E6C.jpg" manifest:media-type="image/jpeg"/>
  <manifest:file-entry manifest:full-path="Pictures/10000000000001A2000000E77BE6942AF8AD33AB.jpg" manifest:media-type="image/jpeg"/>
  <manifest:file-entry manifest:full-path="Pictures/10000201000006780000062EABF735D5707B120E.png" manifest:media-type="image/png"/>
  <manifest:file-entry manifest:full-path="Pictures/100000000000019800000154BAC0F6E7CCDF55B2.jpg" manifest:media-type="image/jpeg"/>
  <manifest:file-entry manifest:full-path="Pictures/100000000000019F000000E6F693798593D874DD.jpg" manifest:media-type="image/jpeg"/>
  <manifest:file-entry manifest:full-path="Pictures/10000201000002780000014538709218C1492956.png" manifest:media-type="image/png"/>
  <manifest:file-entry manifest:full-path="Pictures/1000020100000444000001452E9634A591BA1576.png" manifest:media-type="image/png"/>
  <manifest:file-entry manifest:full-path="Pictures/10000201000001B6000001E5FEC3FE48E2B43F78.png" manifest:media-type="image/png"/>
  <manifest:file-entry manifest:full-path="Pictures/100002010000044B0000028BBD163D7F940757DF.png" manifest:media-type="image/png"/>
  <manifest:file-entry manifest:full-path="Pictures/1000000000000377000002D3A9F6946F7349865C.jpg" manifest:media-type="image/jpeg"/>
  <manifest:file-entry manifest:full-path="Pictures/100002010000044800000284779B740914D85EC9.png" manifest:media-type="image/png"/>
  <manifest:file-entry manifest:full-path="Pictures/10000201000004400000027F9BEAA7B9DC0C7555.png" manifest:media-type="image/png"/>
  <manifest:file-entry manifest:full-path="Pictures/10000201000003200000011BF011EC6F881B6D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may-break-between-rows="true" table:border-model="collapsing"/>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10000">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11e7a" officeooo:paragraph-rsid="003d3279"/>
    </style:style>
    <style:style style:name="P12" style:family="paragraph" style:parent-style-name="Standard">
      <style:text-properties officeooo:rsid="0024f2f5" officeooo:paragraph-rsid="0024f2f5"/>
    </style:style>
    <style:style style:name="P13" style:family="paragraph" style:parent-style-name="Standard">
      <style:text-properties officeooo:rsid="0024f2f5" officeooo:paragraph-rsid="0025f812"/>
    </style:style>
    <style:style style:name="P14" style:family="paragraph" style:parent-style-name="Standard">
      <style:text-properties officeooo:rsid="0024f2f5" officeooo:paragraph-rsid="006fd520"/>
    </style:style>
    <style:style style:name="P15" style:family="paragraph" style:parent-style-name="Standard">
      <style:text-properties officeooo:rsid="0025f812" officeooo:paragraph-rsid="0025f812"/>
    </style:style>
    <style:style style:name="P16" style:family="paragraph" style:parent-style-name="Standard">
      <style:text-properties officeooo:rsid="002631d0" officeooo:paragraph-rsid="002631d0"/>
    </style:style>
    <style:style style:name="P17" style:family="paragraph" style:parent-style-name="Standard">
      <style:text-properties officeooo:rsid="002631d0" officeooo:paragraph-rsid="005fec55"/>
    </style:style>
    <style:style style:name="P18" style:family="paragraph" style:parent-style-name="Standard">
      <style:text-properties officeooo:rsid="002ab15e" officeooo:paragraph-rsid="002ab15e"/>
    </style:style>
    <style:style style:name="P19" style:family="paragraph" style:parent-style-name="Standard">
      <style:text-properties officeooo:rsid="002ab15e" officeooo:paragraph-rsid="005c63a0"/>
    </style:style>
    <style:style style:name="P20" style:family="paragraph" style:parent-style-name="Standard">
      <style:text-properties officeooo:rsid="002b85ef" officeooo:paragraph-rsid="002b85ef"/>
    </style:style>
    <style:style style:name="P21" style:family="paragraph" style:parent-style-name="Standard">
      <style:text-properties officeooo:rsid="002edd90" officeooo:paragraph-rsid="002edd90"/>
    </style:style>
    <style:style style:name="P22" style:family="paragraph" style:parent-style-name="Standard">
      <style:text-properties officeooo:rsid="0037186b" officeooo:paragraph-rsid="0037186b"/>
    </style:style>
    <style:style style:name="P23" style:family="paragraph" style:parent-style-name="Standard">
      <style:text-properties officeooo:rsid="0037186b" officeooo:paragraph-rsid="006a34d7"/>
    </style:style>
    <style:style style:name="P24" style:family="paragraph" style:parent-style-name="Standard">
      <style:text-properties officeooo:rsid="0037186b" officeooo:paragraph-rsid="006aad82"/>
    </style:style>
    <style:style style:name="P25" style:family="paragraph" style:parent-style-name="Standard">
      <style:text-properties officeooo:rsid="003d3279" officeooo:paragraph-rsid="00611db5"/>
    </style:style>
    <style:style style:name="P26" style:family="paragraph" style:parent-style-name="Standard">
      <style:text-properties officeooo:rsid="003d3279" officeooo:paragraph-rsid="00655053"/>
    </style:style>
    <style:style style:name="P27" style:family="paragraph" style:parent-style-name="Standard">
      <style:text-properties officeooo:rsid="003fcd00" officeooo:paragraph-rsid="003fcd00"/>
    </style:style>
    <style:style style:name="P28" style:family="paragraph" style:parent-style-name="Standard">
      <style:text-properties officeooo:rsid="0041a438" officeooo:paragraph-rsid="0041a438"/>
    </style:style>
    <style:style style:name="P29" style:family="paragraph" style:parent-style-name="Standard">
      <style:text-properties officeooo:rsid="004240fc" officeooo:paragraph-rsid="004240fc"/>
    </style:style>
    <style:style style:name="P30" style:family="paragraph" style:parent-style-name="Standard">
      <style:text-properties officeooo:rsid="004240fc" officeooo:paragraph-rsid="006c724d"/>
    </style:style>
    <style:style style:name="P31" style:family="paragraph" style:parent-style-name="Standard">
      <style:text-properties officeooo:rsid="00473574" officeooo:paragraph-rsid="0037186b"/>
    </style:style>
    <style:style style:name="P32" style:family="paragraph" style:parent-style-name="Standard">
      <style:text-properties officeooo:rsid="004b8ad1" officeooo:paragraph-rsid="004b8ad1"/>
    </style:style>
    <style:style style:name="P33" style:family="paragraph" style:parent-style-name="Standard">
      <style:text-properties officeooo:rsid="004ff380" officeooo:paragraph-rsid="004ff380"/>
    </style:style>
    <style:style style:name="P34" style:family="paragraph" style:parent-style-name="Standard">
      <style:text-properties officeooo:rsid="00519e84" officeooo:paragraph-rsid="00519e84"/>
    </style:style>
    <style:style style:name="P35" style:family="paragraph" style:parent-style-name="Standard">
      <style:text-properties officeooo:rsid="005233a5" officeooo:paragraph-rsid="005233a5"/>
    </style:style>
    <style:style style:name="P36" style:family="paragraph" style:parent-style-name="Standard">
      <style:text-properties officeooo:rsid="0053a8b3" officeooo:paragraph-rsid="0053a8b3"/>
    </style:style>
    <style:style style:name="P37" style:family="paragraph" style:parent-style-name="Standard">
      <style:text-properties officeooo:rsid="00558286" officeooo:paragraph-rsid="00558286"/>
    </style:style>
    <style:style style:name="P38" style:family="paragraph" style:parent-style-name="Standard">
      <style:text-properties officeooo:rsid="005632ea" officeooo:paragraph-rsid="005632ea"/>
    </style:style>
    <style:style style:name="P39" style:family="paragraph" style:parent-style-name="Standard">
      <style:text-properties officeooo:rsid="0056ffdc" officeooo:paragraph-rsid="0056ffdc"/>
    </style:style>
    <style:style style:name="P40" style:family="paragraph" style:parent-style-name="Standard">
      <style:text-properties officeooo:rsid="0057c05d" officeooo:paragraph-rsid="0057c05d"/>
    </style:style>
    <style:style style:name="P41" style:family="paragraph" style:parent-style-name="Standard">
      <style:text-properties officeooo:rsid="0058f2b4" officeooo:paragraph-rsid="0058f2b4"/>
    </style:style>
    <style:style style:name="P42" style:family="paragraph" style:parent-style-name="Standard">
      <style:text-properties officeooo:rsid="005a5c4c" officeooo:paragraph-rsid="005a5c4c"/>
    </style:style>
    <style:style style:name="P43" style:family="paragraph" style:parent-style-name="Standard">
      <style:text-properties officeooo:paragraph-rsid="00519e84"/>
    </style:style>
    <style:style style:name="P44" style:family="paragraph" style:parent-style-name="Standard">
      <style:text-properties officeooo:rsid="005c63a0" officeooo:paragraph-rsid="0053a8b3"/>
    </style:style>
    <style:style style:name="P45" style:family="paragraph" style:parent-style-name="Standard">
      <style:text-properties officeooo:rsid="005c63a0" officeooo:paragraph-rsid="005c63a0"/>
    </style:style>
    <style:style style:name="P46" style:family="paragraph" style:parent-style-name="Standard">
      <style:text-properties officeooo:rsid="0037dae0" officeooo:paragraph-rsid="005c63a0"/>
    </style:style>
    <style:style style:name="P47" style:family="paragraph" style:parent-style-name="Standard">
      <style:text-properties officeooo:rsid="005e91c1" officeooo:paragraph-rsid="005e91c1"/>
    </style:style>
    <style:style style:name="P48" style:family="paragraph" style:parent-style-name="Standard">
      <style:text-properties officeooo:rsid="005e91c1" officeooo:paragraph-rsid="005fec55"/>
    </style:style>
    <style:style style:name="P49" style:family="paragraph" style:parent-style-name="Standard">
      <style:text-properties officeooo:rsid="002ce8f4" officeooo:paragraph-rsid="002ce8f4"/>
    </style:style>
    <style:style style:name="P50" style:family="paragraph" style:parent-style-name="Standard">
      <style:text-properties officeooo:rsid="005fec55" officeooo:paragraph-rsid="005fec55"/>
    </style:style>
    <style:style style:name="P51" style:family="paragraph" style:parent-style-name="Standard">
      <style:text-properties officeooo:rsid="00276512" officeooo:paragraph-rsid="00276512"/>
    </style:style>
    <style:style style:name="P52" style:family="paragraph" style:parent-style-name="Standard">
      <style:text-properties officeooo:rsid="00276512" officeooo:paragraph-rsid="005fec55"/>
    </style:style>
    <style:style style:name="P53" style:family="paragraph" style:parent-style-name="Standard">
      <style:text-properties officeooo:rsid="00276512" officeooo:paragraph-rsid="00611db5"/>
    </style:style>
    <style:style style:name="P54" style:family="paragraph" style:parent-style-name="Standard">
      <style:text-properties officeooo:paragraph-rsid="005fec55"/>
    </style:style>
    <style:style style:name="P55" style:family="paragraph" style:parent-style-name="Standard">
      <style:text-properties fo:color="#c9211e" officeooo:rsid="00611db5" officeooo:paragraph-rsid="00611db5"/>
    </style:style>
    <style:style style:name="P56" style:family="paragraph" style:parent-style-name="Standard">
      <style:text-properties officeooo:paragraph-rsid="00611db5"/>
    </style:style>
    <style:style style:name="P57" style:family="paragraph" style:parent-style-name="Standard">
      <style:text-properties officeooo:rsid="00611db5" officeooo:paragraph-rsid="00611db5"/>
    </style:style>
    <style:style style:name="P58" style:family="paragraph" style:parent-style-name="Standard">
      <style:text-properties officeooo:rsid="00628dde" officeooo:paragraph-rsid="00628dde"/>
    </style:style>
    <style:style style:name="P59" style:family="paragraph" style:parent-style-name="Standard">
      <style:text-properties officeooo:rsid="0064514a" officeooo:paragraph-rsid="0064514a"/>
    </style:style>
    <style:style style:name="P60" style:family="paragraph" style:parent-style-name="Standard">
      <style:text-properties officeooo:rsid="00655053" officeooo:paragraph-rsid="00655053"/>
    </style:style>
    <style:style style:name="P61" style:family="paragraph" style:parent-style-name="Standard">
      <style:text-properties officeooo:rsid="00655053" officeooo:paragraph-rsid="0067a5dc"/>
    </style:style>
    <style:style style:name="P62" style:family="paragraph" style:parent-style-name="Standard">
      <style:text-properties officeooo:rsid="002fe22e" officeooo:paragraph-rsid="0067a5dc"/>
    </style:style>
    <style:style style:name="P63" style:family="paragraph" style:parent-style-name="Standard">
      <style:text-properties officeooo:rsid="0031fdfd" officeooo:paragraph-rsid="00681dd8"/>
    </style:style>
    <style:style style:name="P64" style:family="paragraph" style:parent-style-name="Standard">
      <style:text-properties officeooo:rsid="00681dd8" officeooo:paragraph-rsid="00681dd8"/>
    </style:style>
    <style:style style:name="P65" style:family="paragraph" style:parent-style-name="Standard">
      <style:text-properties officeooo:rsid="003bbd9d" officeooo:paragraph-rsid="00683566"/>
    </style:style>
    <style:style style:name="P66" style:family="paragraph" style:parent-style-name="Standard">
      <style:text-properties officeooo:rsid="0039d673" officeooo:paragraph-rsid="00683566"/>
    </style:style>
    <style:style style:name="P67" style:family="paragraph" style:parent-style-name="Standard">
      <style:text-properties officeooo:rsid="006a34d7" officeooo:paragraph-rsid="006a34d7"/>
    </style:style>
    <style:style style:name="P68" style:family="paragraph" style:parent-style-name="Standard">
      <style:text-properties officeooo:paragraph-rsid="006b5106"/>
    </style:style>
    <style:style style:name="P69" style:family="paragraph" style:parent-style-name="Standard">
      <style:text-properties officeooo:rsid="002b516f" officeooo:paragraph-rsid="0067a5dc"/>
    </style:style>
    <style:style style:name="P70" style:family="paragraph" style:parent-style-name="Standard">
      <style:text-properties officeooo:rsid="0043afd0" officeooo:paragraph-rsid="006a34d7"/>
    </style:style>
    <style:style style:name="P71" style:family="paragraph" style:parent-style-name="Standard">
      <style:text-properties fo:font-style="italic" officeooo:rsid="0037186b" officeooo:paragraph-rsid="0037186b" style:font-style-asian="italic" style:font-style-complex="italic"/>
    </style:style>
    <style:style style:name="P72" style:family="paragraph" style:parent-style-name="Standard">
      <style:text-properties fo:font-style="italic" officeooo:rsid="0037186b" officeooo:paragraph-rsid="006a34d7" style:font-style-asian="italic" style:font-style-complex="italic"/>
    </style:style>
    <style:style style:name="P73" style:family="paragraph" style:parent-style-name="Standard">
      <style:text-properties fo:font-style="italic" officeooo:rsid="0037186b" officeooo:paragraph-rsid="006c724d" style:font-style-asian="italic" style:font-style-complex="italic"/>
    </style:style>
    <style:style style:name="P74" style:family="paragraph" style:parent-style-name="Standard">
      <style:text-properties fo:font-style="italic" officeooo:rsid="00473574" officeooo:paragraph-rsid="0037186b" style:font-style-asian="italic" style:font-style-complex="italic"/>
    </style:style>
    <style:style style:name="P75" style:family="paragraph" style:parent-style-name="Standard">
      <style:text-properties officeooo:paragraph-rsid="006aad82"/>
    </style:style>
    <style:style style:name="P76" style:family="paragraph" style:parent-style-name="Standard">
      <style:text-properties fo:font-style="normal" officeooo:rsid="006aad82" officeooo:paragraph-rsid="006aad82" style:font-style-asian="normal" style:font-style-complex="normal"/>
    </style:style>
    <style:style style:name="P77" style:family="paragraph" style:parent-style-name="Standard">
      <style:text-properties officeooo:rsid="006b5106" officeooo:paragraph-rsid="006b5106"/>
    </style:style>
    <style:style style:name="P78" style:family="paragraph" style:parent-style-name="Standard">
      <style:text-properties officeooo:rsid="006c724d" officeooo:paragraph-rsid="006c724d"/>
    </style:style>
    <style:style style:name="P79" style:family="paragraph" style:parent-style-name="Standard">
      <style:text-properties officeooo:rsid="00709b3d" officeooo:paragraph-rsid="00709b3d"/>
    </style:style>
    <style:style style:name="P80" style:family="paragraph" style:parent-style-name="Standard">
      <style:text-properties officeooo:rsid="0070aa8c" officeooo:paragraph-rsid="0070aa8c"/>
    </style:style>
    <style:style style:name="P81" style:family="paragraph" style:parent-style-name="Standard">
      <style:text-properties officeooo:rsid="0070f840" officeooo:paragraph-rsid="0070f840"/>
    </style:style>
    <style:style style:name="P82" style:family="paragraph" style:parent-style-name="Standard">
      <style:text-properties officeooo:paragraph-rsid="006c724d"/>
    </style:style>
    <style:style style:name="P83" style:family="paragraph" style:parent-style-name="Text_20_body">
      <style:text-properties officeooo:rsid="0037186b" officeooo:paragraph-rsid="004ae578"/>
    </style:style>
    <style:style style:name="P84" style:family="paragraph" style:parent-style-name="Text_20_body">
      <style:text-properties officeooo:paragraph-rsid="006a34d7"/>
    </style:style>
    <style:style style:name="P85" style:family="paragraph" style:parent-style-name="Text_20_body">
      <style:text-properties officeooo:rsid="006aad82" officeooo:paragraph-rsid="006aad82"/>
    </style:style>
    <style:style style:name="P86" style:family="paragraph" style:parent-style-name="Text_20_body">
      <style:text-properties officeooo:rsid="00721ad7" officeooo:paragraph-rsid="00721ad7"/>
    </style:style>
    <style:style style:name="P87" style:family="paragraph" style:parent-style-name="Text_20_body">
      <style:text-properties officeooo:paragraph-rsid="00721ad7"/>
    </style:style>
    <style:style style:name="P88" style:family="paragraph" style:parent-style-name="Text_20_body">
      <style:text-properties officeooo:rsid="00736e01" officeooo:paragraph-rsid="00736e01"/>
    </style:style>
    <style:style style:name="P89" style:family="paragraph" style:parent-style-name="Standard">
      <style:paragraph-properties fo:break-before="page"/>
      <style:text-properties officeooo:rsid="005e91c1" officeooo:paragraph-rsid="005fec55"/>
    </style:style>
    <style:style style:name="P90" style:family="paragraph" style:parent-style-name="Standard">
      <style:paragraph-properties fo:break-before="page"/>
      <style:text-properties officeooo:rsid="005fec55" officeooo:paragraph-rsid="005fec55"/>
    </style:style>
    <style:style style:name="P91" style:family="paragraph" style:parent-style-name="Standard">
      <style:paragraph-properties fo:break-before="page"/>
      <style:text-properties officeooo:rsid="00611db5" officeooo:paragraph-rsid="00611db5"/>
    </style:style>
    <style:style style:name="P92" style:family="paragraph" style:parent-style-name="Standard">
      <style:paragraph-properties fo:break-before="page"/>
      <style:text-properties officeooo:rsid="00628dde" officeooo:paragraph-rsid="00628dde"/>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Contents_20_2">
      <style:paragraph-properties>
        <style:tab-stops>
          <style:tab-stop style:position="6.4965in" style:type="right" style:leader-style="dotted" style:leader-text="."/>
        </style:tab-stops>
      </style:paragraph-properties>
    </style:style>
    <style:style style:name="P98" style:family="paragraph" style:parent-style-name="Text_20_body">
      <style:text-properties officeooo:rsid="00736e01" officeooo:paragraph-rsid="00736e01"/>
    </style:style>
    <style:style style:name="P99" style:family="paragraph" style:parent-style-name="Heading_20_1" style:list-style-name=""/>
    <style:style style:name="P100" style:family="paragraph" style:parent-style-name="Heading_20_1">
      <style:text-properties officeooo:rsid="00721ad7" officeooo:paragraph-rsid="00721ad7"/>
    </style:style>
    <style:style style:name="P101" style:family="paragraph" style:parent-style-name="Heading_20_1" style:list-style-name="">
      <style:text-properties officeooo:rsid="004ae578" officeooo:paragraph-rsid="004ae578"/>
    </style:style>
    <style:style style:name="P102" style:family="paragraph" style:parent-style-name="Heading_20_1">
      <style:text-properties officeooo:paragraph-rsid="005c63a0"/>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officeooo:rsid="004ae578" officeooo:paragraph-rsid="004ae578"/>
    </style:style>
    <style:style style:name="P105" style:family="paragraph" style:parent-style-name="Heading_20_1">
      <style:paragraph-properties fo:break-before="page"/>
      <style:text-properties officeooo:paragraph-rsid="006c724d"/>
    </style:style>
    <style:style style:name="P106" style:family="paragraph" style:parent-style-name="Heading_20_2">
      <style:text-properties officeooo:rsid="006a34d7" officeooo:paragraph-rsid="006a34d7"/>
    </style:style>
    <style:style style:name="P107" style:family="paragraph" style:parent-style-name="Heading_20_2" style:list-style-name=""/>
    <style:style style:name="P108" style:family="paragraph" style:parent-style-name="Heading_20_2" style:list-style-name="">
      <style:text-properties officeooo:paragraph-rsid="006b5106"/>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officeooo:paragraph-rsid="006b5106"/>
    </style:style>
    <style:style style:name="P111" style:family="paragraph" style:parent-style-name="Standard" style:list-style-name="L1">
      <style:text-properties officeooo:rsid="00211e7a" officeooo:paragraph-rsid="0058f2b4"/>
    </style:style>
    <style:style style:name="P112" style:family="paragraph" style:parent-style-name="Standard" style:list-style-name="L2">
      <style:text-properties officeooo:rsid="0023d69b" officeooo:paragraph-rsid="0057c05d"/>
    </style:style>
    <style:style style:name="P113" style:family="paragraph" style:parent-style-name="Standard" style:list-style-name="L2">
      <style:text-properties officeooo:rsid="0025f812" officeooo:paragraph-rsid="0058f2b4"/>
    </style:style>
    <style:style style:name="P114" style:family="paragraph" style:parent-style-name="Standard" style:list-style-name="L2">
      <style:text-properties officeooo:rsid="0024f2f5" officeooo:paragraph-rsid="0057c05d"/>
    </style:style>
    <style:style style:name="P115" style:family="paragraph" style:parent-style-name="Standard" style:list-style-name="L3">
      <style:text-properties officeooo:rsid="002631d0" officeooo:paragraph-rsid="002631d0"/>
    </style:style>
    <style:style style:name="P116" style:family="paragraph" style:parent-style-name="Standard" style:list-style-name="L4">
      <style:text-properties officeooo:rsid="005a5c4c" officeooo:paragraph-rsid="005a5c4c"/>
    </style:style>
    <style:style style:name="P117" style:family="paragraph" style:parent-style-name="Standard">
      <style:text-properties officeooo:paragraph-rsid="005c63a0"/>
    </style:style>
    <style:style style:name="P118" style:family="paragraph">
      <loext:graphic-properties draw:fill="none" draw:fill-color="#ffffff"/>
      <style:paragraph-properties style:writing-mode="lr-tb"/>
      <style:text-properties style:font-name="Courier New"/>
    </style:style>
    <style:style style:name="T1" style:family="text">
      <style:text-properties officeooo:rsid="006ddddf"/>
    </style:style>
    <style:style style:name="T2" style:family="text">
      <style:text-properties officeooo:rsid="0022848b"/>
    </style:style>
    <style:style style:name="T3" style:family="text">
      <style:text-properties officeooo:rsid="0025f812"/>
    </style:style>
    <style:style style:name="T4" style:family="text">
      <style:text-properties officeooo:rsid="002631d0"/>
    </style:style>
    <style:style style:name="T5" style:family="text">
      <style:text-properties officeooo:rsid="00278ed6"/>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T12" style:family="text">
      <style:text-properties officeooo:rsid="004b8ad1"/>
    </style:style>
    <style:style style:name="T13" style:family="text">
      <style:text-properties officeooo:rsid="004d3f4f"/>
    </style:style>
    <style:style style:name="T14" style:family="text">
      <style:text-properties officeooo:rsid="004ef91f"/>
    </style:style>
    <style:style style:name="T15" style:family="text">
      <style:text-properties officeooo:rsid="004ff380"/>
    </style:style>
    <style:style style:name="T16" style:family="text">
      <style:text-properties officeooo:rsid="00519e84"/>
    </style:style>
    <style:style style:name="T17" style:family="text">
      <style:text-properties officeooo:rsid="005233a5"/>
    </style:style>
    <style:style style:name="T18" style:family="text">
      <style:text-properties officeooo:rsid="005632ea"/>
    </style:style>
    <style:style style:name="T19" style:family="text">
      <style:text-properties officeooo:rsid="0057c05d"/>
    </style:style>
    <style:style style:name="T20" style:family="text">
      <style:text-properties style:text-position="super 58%" officeooo:rsid="0057c05d"/>
    </style:style>
    <style:style style:name="T21" style:family="text">
      <style:text-properties style:text-position="super 58%" officeooo:rsid="00764e84"/>
    </style:style>
    <style:style style:name="T22" style:family="text">
      <style:text-properties style:text-position="0% 100%"/>
    </style:style>
    <style:style style:name="T23" style:family="text">
      <style:text-properties style:text-position="0% 100%" officeooo:rsid="0057c05d"/>
    </style:style>
    <style:style style:name="T24" style:family="text">
      <style:text-properties officeooo:rsid="005bf85e"/>
    </style:style>
    <style:style style:name="T25" style:family="text">
      <style:text-properties officeooo:rsid="005c63a0"/>
    </style:style>
    <style:style style:name="T26" style:family="text">
      <style:text-properties officeooo:rsid="005e526c"/>
    </style:style>
    <style:style style:name="T27" style:family="text">
      <style:text-properties fo:color="#c9211e"/>
    </style:style>
    <style:style style:name="T28" style:family="text">
      <style:text-properties fo:color="#000000"/>
    </style:style>
    <style:style style:name="T29" style:family="text">
      <style:text-properties officeooo:rsid="005fec55"/>
    </style:style>
    <style:style style:name="T30" style:family="text">
      <style:text-properties officeooo:rsid="00276512"/>
    </style:style>
    <style:style style:name="T31" style:family="text">
      <style:text-properties officeooo:rsid="00611db5"/>
    </style:style>
    <style:style style:name="T32" style:family="text">
      <style:text-properties officeooo:rsid="003d3279"/>
    </style:style>
    <style:style style:name="T33" style:family="text">
      <style:text-properties officeooo:rsid="00628dde"/>
    </style:style>
    <style:style style:name="T34" style:family="text">
      <style:text-properties officeooo:rsid="0064514a"/>
    </style:style>
    <style:style style:name="T35" style:family="text">
      <style:text-properties officeooo:rsid="003f3137"/>
    </style:style>
    <style:style style:name="T36" style:family="text">
      <style:text-properties officeooo:rsid="006622e9"/>
    </style:style>
    <style:style style:name="T37" style:family="text">
      <style:text-properties officeooo:rsid="0067a5dc"/>
    </style:style>
    <style:style style:name="T38" style:family="text">
      <style:text-properties officeooo:rsid="00681dd8"/>
    </style:style>
    <style:style style:name="T39" style:family="text">
      <style:text-properties officeooo:rsid="00683566"/>
    </style:style>
    <style:style style:name="T40" style:family="text">
      <style:text-properties fo:font-style="italic" style:font-style-asian="italic" style:font-style-complex="italic"/>
    </style:style>
    <style:style style:name="T41" style:family="text">
      <style:text-properties fo:font-style="italic" officeooo:rsid="004ae578" style:font-style-asian="italic" style:font-style-complex="italic"/>
    </style:style>
    <style:style style:name="T42" style:family="text">
      <style:text-properties fo:font-style="italic" officeooo:rsid="0058f2b4" style:font-style-asian="italic" style:font-style-complex="italic"/>
    </style:style>
    <style:style style:name="T43" style:family="text">
      <style:text-properties fo:font-style="italic" officeooo:rsid="006aad82" style:font-style-asian="italic" style:font-style-complex="italic"/>
    </style:style>
    <style:style style:name="T44" style:family="text">
      <style:text-properties officeooo:rsid="006aad82"/>
    </style:style>
    <style:style style:name="T45" style:family="text">
      <style:text-properties officeooo:rsid="006b5106"/>
    </style:style>
    <style:style style:name="T46" style:family="text">
      <style:text-properties fo:font-style="normal" officeooo:rsid="006aad82" style:font-style-asian="normal" style:font-style-complex="normal"/>
    </style:style>
    <style:style style:name="T47" style:family="text">
      <style:text-properties fo:font-style="normal" officeooo:rsid="006b5106" style:font-style-asian="normal" style:font-style-complex="normal"/>
    </style:style>
    <style:style style:name="T48" style:family="text">
      <style:text-properties officeooo:rsid="006c724d"/>
    </style:style>
    <style:style style:name="T49" style:family="text">
      <style:text-properties officeooo:rsid="006fd520"/>
    </style:style>
    <style:style style:name="T50" style:family="text">
      <style:text-properties officeooo:rsid="0070f840"/>
    </style:style>
    <style:style style:name="T51" style:family="text">
      <style:text-properties officeooo:rsid="00721ad7"/>
    </style:style>
    <style:style style:name="T52" style:family="text">
      <style:text-properties officeooo:rsid="00736e01"/>
    </style:style>
    <style:style style:name="T53" style:family="text">
      <style:text-properties officeooo:rsid="00764e84"/>
    </style:style>
    <style:style style:name="T54" style:family="text">
      <style:text-properties officeooo:rsid="0037dae0"/>
    </style:style>
    <style:style style:name="T55" style:family="text">
      <style:text-properties style:font-name="Courier New" fo:font-size="10pt" style:font-size-asian="10pt" style:font-size-complex="10pt"/>
    </style:style>
    <style:style style:name="T56" style:family="text">
      <style:text-properties style:font-name="Courier New" fo:font-size="10.5pt" style:font-size-asian="9pt" style:font-size-complex="10.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5.360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6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32"/>
      <text:p text:style-name="P32">This document describes the steps I used to design, purchase and deploy a curved screen for the Hornet. <text:s/>The screen is also able to be used for helicopter flights.</text:p>
      <text:p text:style-name="P32"/>
      <text:p text:style-name="P32">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3">Fortunately the spot markers had not been removed from an earlier run so a rough alignment took less than an hour. <text:s/></text:span><text:span text:style-name="T14">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32"/>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text:a xlink:type="simple" xlink:href="#__RefHeading___Toc1854_911875782" text:style-name="Index_20_Link" text:visited-style-name="Index_20_Link">Introduction<text:tab/>1</text:a></text:p>
          <text:p text:style-name="P96"><text:a xlink:type="simple" xlink:href="#__RefHeading___Toc1856_911875782" text:style-name="Index_20_Link" text:visited-style-name="Index_20_Link">Design the Screen<text:tab/>1</text:a></text:p>
          <text:p text:style-name="P96"><text:a xlink:type="simple" xlink:href="#__RefHeading___Toc1858_911875782" text:style-name="Index_20_Link" text:visited-style-name="Index_20_Link">Purchasing the Screen<text:tab/>2</text:a></text:p>
          <text:p text:style-name="P96"><text:a xlink:type="simple" xlink:href="#__RefHeading___Toc1860_911875782" text:style-name="Index_20_Link" text:visited-style-name="Index_20_Link">Configuring the PC<text:tab/>4</text:a></text:p>
          <text:p text:style-name="P96"><text:a xlink:type="simple" xlink:href="#__RefHeading___Toc1862_911875782" text:style-name="Index_20_Link" text:visited-style-name="Index_20_Link">Calibrating the Screen<text:tab/>4</text:a></text:p>
          <text:p text:style-name="P97"><text:a xlink:type="simple" xlink:href="#__RefHeading___Toc1864_911875782" text:style-name="Index_20_Link" text:visited-style-name="Index_20_Link">Getting started with Calibration Pro<text:tab/>5</text:a></text:p>
          <text:p text:style-name="P96"><text:a xlink:type="simple" xlink:href="#__RefHeading___Toc2037_3284228719" text:style-name="Index_20_Link" text:visited-style-name="Index_20_Link">Immersaview Pro<text:tab/>15</text:a></text:p>
          <text:p text:style-name="P96"><text:a xlink:type="simple" xlink:href="#__RefHeading___Toc2039_3284228719" text:style-name="Index_20_Link" text:visited-style-name="Index_20_Link">Immersive Display Pro Operations<text:tab/>17</text:a></text:p>
          <text:p text:style-name="P96"><text:a xlink:type="simple" xlink:href="#__RefHeading___Toc1161_3795089835" text:style-name="Index_20_Link" text:visited-style-name="Index_20_Link">Configuring a Display Mask<text:tab/>17</text:a></text:p>
          <text:p text:style-name="P96"><text:a xlink:type="simple" xlink:href="#__RefHeading___Toc2041_3284228719" text:style-name="Index_20_Link" text:visited-style-name="Index_20_Link">DCS Configuration and Operations<text:tab/>18</text:a></text:p>
          <text:p text:style-name="P96"><text:a xlink:type="simple" xlink:href="#__RefHeading___Toc1868_911875782" text:style-name="Index_20_Link" text:visited-style-name="Index_20_Link">Setting up separate screens for MSFS<text:tab/>20</text:a></text:p>
          <text:p text:style-name="P97"><text:a xlink:type="simple" xlink:href="#__RefHeading___Toc1096_938958823" text:style-name="Index_20_Link" text:visited-style-name="Index_20_Link">Configure Zoom in Immersive View Pro<text:tab/>21</text:a></text:p>
          <text:p text:style-name="P97"><text:a xlink:type="simple" xlink:href="#__RefHeading___Toc1098_938958823" text:style-name="Index_20_Link" text:visited-style-name="Index_20_Link">Configure Multi-View<text:tab/>21</text:a></text:p>
          <text:p text:style-name="P97"><text:a xlink:type="simple" xlink:href="#__RefHeading___Toc1100_938958823" text:style-name="Index_20_Link" text:visited-style-name="Index_20_Link">Disable Interior View<text:tab/>24</text:a></text:p>
          <text:p text:style-name="P97"><text:a xlink:type="simple" xlink:href="#__RefHeading___Toc1102_938958823" text:style-name="Index_20_Link" text:visited-style-name="Index_20_Link">Modify the Aircraft Camera Definition<text:tab/>25</text:a></text:p>
          <text:p text:style-name="P96"><text:a xlink:type="simple" xlink:href="#__RefHeading___Toc1870_911875782" text:style-name="Index_20_Link" text:visited-style-name="Index_20_Link">MSFS Triple Screen Calibration utility<text:tab/>26</text:a></text:p>
          <text:p text:style-name="P96"><text:a xlink:type="simple" xlink:href="#__RefHeading___Toc1163_3795089835" text:style-name="Index_20_Link" text:visited-style-name="Index_20_Link">CMDNET<text:tab/>27</text:a></text:p>
          <text:p text:style-name="P96"><text:a xlink:type="simple" xlink:href="#__RefHeading___Toc2045_3284228719" text:style-name="Index_20_Link" text:visited-style-name="Index_20_Link">Fault finding with ATI Card<text:tab/>27</text:a></text:p>
        </text:index-body>
      </text:table-of-content>
      <text:p text:style-name="P32"/>
      <text:p text:style-name="P1"/>
      <text:h text:style-name="Heading_20_1" text:outline-level="1"><text:bookmark-start text:name="__RefHeading___Toc1856_911875782"/>Design the Screen<text:bookmark-end text:name="__RefHeading___Toc1856_911875782"/></text:h>
      <text:p text:style-name="P2"/>
      <text:p text:style-name="P2"><text:soft-page-break/><text:span text:style-name="T14">The design for the screen was validated using </text:span>Fly Elise <text:span text:style-name="T14">D</text:span>esign<text:span text:style-name="T14">er Pro, this validated that the image </text:span><text:span text:style-name="T15">could be successfully projected and warped on the screen. </text:span><text:span text:style-name="T17">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Purchasing the Screen<text:bookmark-end text:name="__RefHeading___Toc1858_911875782"/></text:h>
      <text:p text:style-name="P33"/>
      <text:p text:style-name="P4"><text:span text:style-name="T15">The screen was purchased from Mocomtech in South Korea (www.</text:span>mocomscreens.com<text:span text:style-name="T15">). <text:s/>This was the second screen I’d purchased from them, the first much a much larger screen for the 737. <text:s/>The Hornet screen is only 3m in diameter, </text:span><text:span text:style-name="T16">being horseshoe in shape with a 1m extension</text:span><text:span text:style-name="T15">.</text:span></text:p>
      <text:p text:style-name="P4"/>
      <text:p text:style-name="P4"><draw:frame draw:style-name="fr4" draw:name="Image25" text:anchor-type="char" svg:width="6.6929in" svg:height="6.3937in" draw:z-index="4" draw:transform="translate (-3.34645669291339in -3.19685039370079in) rotate (1.5707963267949) translate (3.34645669291339in 3.19685039370079in)"><draw:image xlink:href="Pictures/10000201000006780000062EABF735D5707B120E.png" xlink:type="simple" xlink:show="embed" xlink:actuate="onLoad" loext:mime-type="image/png"/></draw:frame></text:p>
      <text:p text:style-name="P2"/>
      <text:p text:style-name="P43"><text:soft-page-break/><text:span text:style-name="T16">Three BenQ TK700STi 4K short throw projectors are used. <text:s/></text:span><text:span text:style-name="T24">The projectors are mounted using BenQ CM00G3 Ceiling Mounts. <text:s/>These mounts have a capable locking feature that holds the projector in place once positioned.</text:span></text:p>
      <text:p text:style-name="P34"/>
      <text:h text:style-name="P99" text:outline-level="1"/>
      <text:h text:style-name="P103" text:outline-level="1"><text:bookmark-start text:name="__RefHeading___Toc1860_911875782"/>Configuring the PC<text:bookmark-end text:name="__RefHeading___Toc1860_911875782"/></text:h>
      <text:p text:style-name="P36"/>
      <text:p text:style-name="P37">While the Nvidia 2080 was able to drive a triple 1080 screen setup, it struggled with MSFS and triple 4K screens. <text:s/>A new rig was purchased at the end of 2022, it is a step up with a<text:span text:style-name="T24">n</text:span> Intel S1700 Core i9 13900K 24 Core CPU and an ATI RX7900XTX 24GB for the primary video card, with a Nvidia Quadro T600 4GB as the secondary video card.</text:p>
      <text:p text:style-name="P37"/>
      <text:p text:style-name="P37">As the screen is relatively large 10m HDMI leads are needed to connect to the projectors. <text:s/>This is where some more learnings occurred. <text:s/>The original HDMI leads were unable to reliably drive the <text:span text:style-name="T18">4</text:span>K projectors at 10m, and even with new leads 10m appears to me the limit before <text:span text:style-name="T18">Active Optical leads are needed.</text:span></text:p>
      <text:p text:style-name="P37"/>
      <text:p text:style-name="P38">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8"/>
      <text:p text:style-name="P39">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9">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20">o</text:span><text:span text:style-name="T23">C for several hours and still continued to see movement, so learned to just ‘put up with it’.</text:span></text:p>
      <text:p text:style-name="P38"/>
      <text:p text:style-name="P38">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8"/>
      <text:p text:style-name="P9">AMD Software </text:p>
      <text:list xml:id="list3792619976" text:style-name="L1">
        <text:list-item>
          <text:p text:style-name="P111">Display. There should be three displays listed. </text:p>
        </text:list-item>
        <text:list-item>
          <text:p text:style-name="P111">Scroll down to the bottom and Select Eyefinity, Combine multiple displays to act as one.</text:p>
        </text:list-item>
        <text:list-item>
          <text:p text:style-name="P111">The software will then <text:span text:style-name="T2">attempt to group the displays. <text:s/>The displays can be arranged after they have been grouped.</text:span></text:p>
        </text:list-item>
      </text:list>
      <text:p text:style-name="P38"/>
      <text:p text:style-name="P38">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34"/>
      <text:p text:style-name="P35">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5"/>
      <text:p text:style-name="P36"><text:soft-page-break/>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6"/>
      <text:p text:style-name="P36">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44"/>
      <text:h text:style-name="Heading_20_2" text:outline-level="2"><text:bookmark-start text:name="__RefHeading___Toc1864_911875782"/>Getting started with Calibration Pro <text:bookmark-end text:name="__RefHeading___Toc1864_911875782"/></text:h>
      <text:p text:style-name="P40"/>
      <text:p text:style-name="P47">First ensure the screens are correctly ordered in windows, I found having an additional monitor that wasn’t warped was very useful. <text:s/>It was not selected as the primary monitor as DCS expected to start on the primary monitor. <text:span text:style-name="T27">This screenshot needs updating to capture the additional monitor. </text:span><text:span text:style-name="T28">The Eyefinity software does allow you to reorder the screens after quick setup.</text:span></text:p>
      <text:p text:style-name="P47"/>
      <text:p text:style-name="P47"><draw:frame draw:style-name="fr1" draw:name="Image10" text:anchor-type="char" svg:width="6.6929in" svg:height="2.3673in" draw:z-index="17"><draw:image xlink:href="Pictures/10000201000003200000011BF011EC6F881B6DE9.png" xlink:type="simple" xlink:show="embed" xlink:actuate="onLoad" loext:mime-type="image/png"/></draw:frame></text:p>
      <text:p text:style-name="P40"/>
      <text:p text:style-name="P40">Calibration Pro is free, but its output can only be used with the Ultimate version of Immersive Display Pro. As Calibration Pro is engineered to work with both single and multiple computers it does require the Bonjour networking protocol to be enabled on the computer. <text:s/>Even if a single computer is used, Bonjour must be installed. <text:s/></text:p>
      <text:p text:style-name="P36"/>
      <text:list xml:id="list4221361959" text:style-name="L2">
        <text:list-item>
          <text:p text:style-name="P112">Download and install Calibration Pro. It installed in the Downloads Directory.</text:p>
        </text:list-item>
        <text:list-item>
          <text:p text:style-name="P113">Install Github Desktop and clone the Repo. This should be used <text:span text:style-name="T4">to</text:span> save the configuration settings.</text:p>
        </text:list-item>
        <text:list-item>
          <text:p text:style-name="P114">Disable the Windows Firewall (this may not be necessary)</text:p>
        </text:list-item>
        <text:list-item>
          <text:p text:style-name="P114">Run the INSTALL_FIRST_BONJOUR batch file, without this the Server will not find the client.</text:p>
        </text:list-item>
      </text:list>
      <text:p text:style-name="P36"/>
      <text:p text:style-name="P2"/>
      <text:p text:style-name="P41">The client module must be started first, and projectors mapped. <text:s/>Once this is done the server process can be started.</text:p>
      <text:p text:style-name="P2"/>
      <text:p text:style-name="P12"><text:soft-page-break/>Start the Calibration Pro Client. <text:s/>Assuming a 1080 monitor is at the 0,0 screen position the grouped projectors should appear as a single box with</text:p>
      <text:p text:style-name="P12"><text:tab/>AMD Radeon RX7900 XTX</text:p>
      <text:p text:style-name="P12"><text:tab/>Generic PnP Monitor</text:p>
      <text:p text:style-name="P12"><text:tab/>Position 1920,0</text:p>
      <text:p text:style-name="P12"><text:tab/>Resolution 11520x2160</text:p>
      <text:p text:style-name="P12"><text:tab/>Projectors 3x1</text:p>
      <text:p text:style-name="P8"/>
      <text:p text:style-name="P14">Start the Calibration Pro Server. <text:s/>It should list the three projectors as used. <text:s/>If they are not present check the client can see them and Bonjour has been correctly configured on the PC. <text:s/></text:p>
      <text:p text:style-name="P14"/>
      <text:p text:style-name="P14"><draw:frame draw:style-name="fr1" draw:name="Image16" text:anchor-type="char" svg:width="6.6929in" svg:height="2.2772in" draw:z-index="18"><draw:image xlink:href="Pictures/1000020100000419000001655C6AC026388D8C30.png" xlink:type="simple" xlink:show="embed" xlink:actuate="onLoad" loext:mime-type="image/png"/></draw:frame></text:p>
      <text:p text:style-name="P14"/>
      <text:p text:style-name="P14">The project file is listed at the bottom of the screen and <text:span text:style-name="T3">by default lives in the directory the program is install in – eg Downloads\Immervi..Pro_v5.1.1\Immervi..Pro_v5.1.1\. <text:s/></text:span><text:span text:style-name="T4">Change the project directory to the target directory in the Github Repo.</text:span></text:p>
      <text:p text:style-name="P13"/>
      <text:p text:style-name="P13"><draw:frame draw:style-name="fr7" draw:name="Image1" text:anchor-type="char" svg:x="0.1917in" svg:y="0.3256in" svg:width="4.25in" svg:height="3.5417in" draw:z-index="5"><draw:image xlink:href="Pictures/100000000000019800000154BAC0F6E7CCDF55B2.jpg" xlink:type="simple" xlink:show="embed" xlink:actuate="onLoad" loext:mime-type="image/jpeg"/></draw:frame></text:p>
      <text:p text:style-name="P13"/>
      <text:p text:style-name="P16"><text:soft-page-break/>For my project this is .\Hornet Documentation\Fly Elise and then either 4K or 1080.</text:p>
      <text:p text:style-name="P16">Once the screens are aligned explicitly set the save folder to the same directory. <text:s/>I’m exporting the following</text:p>
      <text:list xml:id="list1627629113" text:style-name="L3">
        <text:list-item>
          <text:p text:style-name="P115">Procalib Warp &amp; Blend</text:p>
          <text:list>
            <text:list-item>
              <text:p text:style-name="P115">Single frustum (single.procalib)</text:p>
            </text:list-item>
            <text:list-item>
              <text:p text:style-name="P115">(Perspective) Multi frustums (multi.procalib)</text:p>
            </text:list-item>
          </text:list>
        </text:list-item>
        <text:list-item>
          <text:p text:style-name="P115">Microsoft Flight Simulator</text:p>
          <text:list>
            <text:list-item>
              <text:p text:style-name="P115">MSFS Multi-PC (single Projector per PC) [Experimental]</text:p>
            </text:list-item>
            <text:list-item>
              <text:p text:style-name="P115">Was unable to select MSFS Single-PC (Multi-view) [Experimental]. <text:s/>Unsure why – currently running Calibration Pro 5.1.1</text:p>
            </text:list-item>
          </text:list>
        </text:list-item>
        <text:list-item>
          <text:p text:style-name="P115">DCS</text:p>
          <text:list>
            <text:list-item>
              <text:p text:style-name="P115">DCS World (MonitorSetup.lua)</text:p>
            </text:list-item>
          </text:list>
        </text:list-item>
      </text:list>
      <text:p text:style-name="P16"/>
      <text:p text:style-name="P16"/>
      <text:p text:style-name="P49">If creating a new project – after creating the new folder and saving the project, go to export and EXPLICITLY set the export folder – otherwise yo<text:span text:style-name="T25">u run the risk</text:span> be stomping over the previous projects export.</text:p>
      <text:p text:style-name="P49"/>
      <text:p text:style-name="P50">In step 1 the projectors are selected and mapped. <text:s/></text:p>
      <text:p text:style-name="P49"><draw:frame draw:style-name="fr4" draw:name="Image2" text:anchor-type="char" svg:width="6.6929in" svg:height="4.1752in" draw:z-index="6"><draw:image xlink:href="Pictures/100000000000044A000002AD32C57A14A2FE1E6C.jpg" xlink:type="simple" xlink:show="embed" xlink:actuate="onLoad" loext:mime-type="image/jpeg"/></draw:frame></text:p>
      <text:p text:style-name="P48"><text:line-break/></text:p>
      <text:p text:style-name="P89">In order for Calibration Pro to create a correct warp, the physical screen dimensions are need<text:span text:style-name="T29">ed</text:span>. <text:span text:style-name="T29">So in Step 2 we describe the screen.</text:span></text:p>
      <text:p text:style-name="P49"/>
      <text:p text:style-name="P50">Screen shape is horseshoe.</text:p>
      <text:p text:style-name="P52">Radius 2.000m, begin Vertical -0.8 End Vertical 1.6 Centre 0.8, Leg Length 1.0</text:p>
      <text:p text:style-name="P54"><text:span text:style-name="T29">It is broken up into</text:span><text:span text:style-name="T30"> 30x10 </text:span><text:span text:style-name="T29">squares. Calibration Pro calculates the Column width which can used to place the marker dots on the screen frame. <text:s/>I used Avery dots.</text:span></text:p>
      <text:p text:style-name="P55"/>
      <text:p text:style-name="P52"/>
      <text:p text:style-name="P17"><draw:frame draw:style-name="fr1" draw:name="Image3" text:anchor-type="char" svg:width="6.6929in" svg:height="5.298in" draw:z-index="19"><draw:image xlink:href="Pictures/10000201000002960000020C8089DD63C266F1A2.png" xlink:type="simple" xlink:show="embed" xlink:actuate="onLoad" loext:mime-type="image/png"/></draw:frame></text:p>
      <text:p text:style-name="P51"/>
      <text:p text:style-name="P90">Step 3 involves determining how many columns are assigned to each screen for calibration. <text:s/>As we have three projectors three views are needed.</text:p>
      <text:p text:style-name="P51"/>
      <table:table table:name="Table1" table:style-name="Table1" table:template-name="Academic">
        <table:table-column table:style-name="Table1.A" table:number-columns-repeated="3"/>
        <table:table-column table:style-name="Table1.D"/>
        <table:table-row>
          <table:table-cell table:style-name="Table1.A1" office:value-type="string">
            <text:p text:style-name="P93"/>
          </table:table-cell>
          <table:table-cell table:style-name="Table1.A1" office:value-type="string">
            <text:p text:style-name="P94">Begin Column</text:p>
          </table:table-cell>
          <table:table-cell table:style-name="Table1.A1" office:value-type="string">
            <text:p text:style-name="P95">Number of Columns</text:p>
          </table:table-cell>
          <table:table-cell table:style-name="Table1.A1" office:value-type="string">
            <text:p text:style-name="P95">End Column (derived)</text:p>
          </table:table-cell>
        </table:table-row>
        <table:table-row table:style-name="Table1.2">
          <table:table-cell table:style-name="Table1.A2" office:value-type="string">
            <text:p text:style-name="P95"/>
          </table:table-cell>
          <table:table-cell table:style-name="Table1.B2">
            <text:p text:style-name="P95"/>
          </table:table-cell>
          <table:table-cell table:style-name="Table1.B2">
            <text:p text:style-name="P95"/>
          </table:table-cell>
          <table:table-cell table:style-name="Table1.B2">
            <text:p text:style-name="P95"/>
          </table:table-cell>
        </table:table-row>
        <table:table-row table:style-name="Table1.2">
          <table:table-cell table:style-name="Table1.A2" office:value-type="string">
            <text:p text:style-name="P95">View 1</text:p>
          </table:table-cell>
          <table:table-cell table:style-name="Table1.B2" office:value-type="float" office:value="1">
            <text:p text:style-name="P95">1</text:p>
          </table:table-cell>
          <table:table-cell table:style-name="Table1.B2" office:value-type="float" office:value="13">
            <text:p text:style-name="P95">13</text:p>
          </table:table-cell>
          <table:table-cell table:style-name="Table1.B2" office:value-type="float" office:value="13">
            <text:p text:style-name="P95">13</text:p>
          </table:table-cell>
        </table:table-row>
        <table:table-row>
          <table:table-cell table:style-name="Table1.A2" office:value-type="string">
            <text:p text:style-name="P95">View 2</text:p>
          </table:table-cell>
          <table:table-cell table:style-name="Table1.B2" office:value-type="float" office:value="7">
            <text:p text:style-name="P95">7</text:p>
          </table:table-cell>
          <table:table-cell table:style-name="Table1.B2" office:value-type="float" office:value="16">
            <text:p text:style-name="P95">16</text:p>
          </table:table-cell>
          <table:table-cell table:style-name="Table1.B2" office:value-type="float" office:value="22">
            <text:p text:style-name="P95">22</text:p>
          </table:table-cell>
        </table:table-row>
        <table:table-row>
          <table:table-cell table:style-name="Table1.A2" office:value-type="string">
            <text:p text:style-name="P95">View 3</text:p>
          </table:table-cell>
          <table:table-cell table:style-name="Table1.B2" office:value-type="float" office:value="18">
            <text:p text:style-name="P95">18</text:p>
          </table:table-cell>
          <table:table-cell table:style-name="Table1.B2" office:value-type="float" office:value="13">
            <text:p text:style-name="P95">13</text:p>
          </table:table-cell>
          <table:table-cell table:style-name="Table1.B2" office:value-type="float" office:value="30">
            <text:p text:style-name="P95">30</text:p>
          </table:table-cell>
        </table:table-row>
        <table:table-row>
          <table:table-cell table:style-name="Table1.A6" office:value-type="string">
            <text:p text:style-name="P93"/>
          </table:table-cell>
          <table:table-cell table:style-name="Table1.B6">
            <text:p text:style-name="P93"/>
          </table:table-cell>
          <table:table-cell table:style-name="Table1.B6">
            <text:p text:style-name="P93"/>
          </table:table-cell>
          <table:table-cell table:style-name="Table1.B6">
            <text:p text:style-name="P93"/>
          </table:table-cell>
        </table:table-row>
      </table:table>
      <text:p text:style-name="P15"/>
      <text:p text:style-name="P50">The Mapping view is mapped to screengrid, not a camera. </text:p>
      <text:p text:style-name="P50"/>
      <text:p text:style-name="P15"/>
      <text:p text:style-name="P15"/>
      <text:p text:style-name="P51"><draw:frame draw:style-name="fr5" draw:name="Image4" text:anchor-type="char" svg:width="6.2193in" svg:height="5.5217in" draw:z-index="20"><draw:image xlink:href="Pictures/100002010000025500000212DE023EA14E524AA8.png" xlink:type="simple" xlink:show="embed" xlink:actuate="onLoad" loext:mime-type="image/png"/></draw:frame></text:p>
      <text:p text:style-name="P91">In step 3 we perform the actual alignment of the screen. </text:p>
      <text:p text:style-name="P53"/>
      <text:p text:style-name="P53"><draw:frame draw:style-name="fr4" draw:name="Image7" text:anchor-type="char" svg:width="6.6929in" svg:height="4.0472in" draw:z-index="7"><draw:image xlink:href="Pictures/100000000000044A000002986D8F8688DC3A90CE.jpg" xlink:type="simple" xlink:show="embed" xlink:actuate="onLoad" loext:mime-type="image/jpeg"/></draw:frame></text:p>
      <text:p text:style-name="P56"><text:span text:style-name="T31">E</text:span><text:span text:style-name="T30">nsure Automap and Continuous </text:span><text:span text:style-name="T31">are both on</text:span><text:span text:style-name="T30">.</text:span></text:p>
      <text:p text:style-name="P51"/>
      <text:p text:style-name="P56"><text:span text:style-name="T31">An important first step is to </text:span><text:span text:style-name="T32">lock the corners using space bar to prevent wa</text:span><text:span text:style-name="T11">r</text:span><text:span text:style-name="T32">ping weirdness </text:span><text:span text:style-name="T31">as you map dots. <text:s/>The grid can suddenly become severely distorted without warning so save work frequently. </text:span></text:p>
      <text:p text:style-name="P25"/>
      <text:p text:style-name="P51">Use the Shift-Arrow keys for <text:span text:style-name="T5">Small</text:span> movements, and the Ctrl-Arrow <text:span text:style-name="T5">Large movements. </text:span><text:span text:style-name="T11">Use the space bar to lock in a point. </text:span><text:span text:style-name="T5">Once you are happy with a view the </text:span><text:span text:style-name="T31">entire </text:span><text:span text:style-name="T5">grid can be locked to prevent accidental changes. <text:s/></text:span><text:span text:style-name="T31">The squares are numbered </text:span><text:span text:style-name="T33">with both row and column which is invaluable when working on the overlap areas. <text:s/></text:span></text:p>
      <text:p text:style-name="P51"/>
      <text:p text:style-name="P57">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57"/>
      <text:p text:style-name="P57">Once the alignment is done press the calculate button. <text:s/>Once you are happy with the square <text:span text:style-name="T33">display the image.</text:span></text:p>
      <text:p text:style-name="P57"/>
      <text:p text:style-name="P92">In step 4 the amount of overlap is determined. <text:s/>As I had considerable image movement the amount of final overlap is minimised, this unfortunately comes at the cost of fully smoothed brightness.</text:p>
      <text:p text:style-name="P58"/>
      <text:p text:style-name="P58"><draw:frame draw:style-name="fr4" draw:name="Image18" text:anchor-type="char" svg:width="6.6929in" svg:height="3.9327in" draw:z-index="8"><draw:image xlink:href="Pictures/100002010000044800000284779B740914D85EC9.png" xlink:type="simple" xlink:show="embed" xlink:actuate="onLoad" loext:mime-type="image/png"/></draw:frame></text:p>
      <text:p text:style-name="P58">Step 6 was just clicked over as the projectors came form a common batch and colour matched nicely.</text:p>
      <text:p text:style-name="P58"/>
      <text:p text:style-name="P92"/>
      <text:p text:style-name="P58">In Step 7 the location of the 3d map is done. A new item has been added for MSFS which locked <text:span text:style-name="T49">the same </text:span>FOV for all screens. <text:s/>You may need to click Find Frustums. <text:s/>After selecting Calculate perspective display the tunnel </text:p>
      <text:p text:style-name="P58"/>
      <text:p text:style-name="P51"><draw:frame draw:style-name="fr1" draw:name="Image8" text:anchor-type="char" svg:width="6.6929in" svg:height="3.9646in" draw:z-index="21"><draw:image xlink:href="Pictures/100002010000044B0000028BBD163D7F940757DF.png" xlink:type="simple" xlink:show="embed" xlink:actuate="onLoad" loext:mime-type="image/png"/></draw:frame><text:line-break/></text:p>
      <text:p text:style-name="P51"/>
      <text:p text:style-name="P92">Step 8 exports the Procalib files and the selected simulator <text:span text:style-name="T34">files. <text:s/>Double check that the export folder is the one you want.</text:span></text:p>
      <text:p text:style-name="P58"/>
      <text:p text:style-name="P5">Export both Procalib, enable DCS (needs two check boxes) <text:span text:style-name="T11">and MSFS – check both MSFS options are available, </text:span><text:span text:style-name="T34">if they aren’t is is likely you’ve not selected lock PoV in step 7.</text:span></text:p>
      <text:p text:style-name="P5"/>
      <text:p text:style-name="P5"><draw:frame draw:style-name="fr1" draw:name="Image9" text:anchor-type="char" svg:width="6.6929in" svg:height="3.9307in" draw:z-index="22"><draw:image xlink:href="Pictures/10000201000004400000027F9BEAA7B9DC0C7555.png" xlink:type="simple" xlink:show="embed" xlink:actuate="onLoad" loext:mime-type="image/png"/></draw:frame></text:p>
      <text:p text:style-name="P5"><draw:frame draw:style-name="fr1" draw:name="Image17" text:anchor-type="char" svg:width="6.6929in" svg:height="2.5575in" draw:z-index="23"><draw:image xlink:href="Pictures/10000201000003A60000016573219E3FE0E308EF.png" xlink:type="simple" xlink:show="embed" xlink:actuate="onLoad" loext:mime-type="image/png"/></draw:frame></text:p>
      <text:p text:style-name="P5"/>
      <text:p text:style-name="P5"><draw:frame draw:style-name="fr1" draw:name="Image26" text:anchor-type="char" svg:width="6.6929in" svg:height="1.9917in" draw:z-index="24"><draw:image xlink:href="Pictures/1000020100000444000001452E9634A591BA1576.png" xlink:type="simple" xlink:show="embed" xlink:actuate="onLoad" loext:mime-type="image/png"/></draw:frame><text:soft-page-break/></text:p>
      <text:p text:style-name="P5">Copy the exported files from the Fly Elise Calibration Pro to <text:a xlink:type="simple" xlink:href="../../../../../c:/wrap000" text:style-name="Internet_20_link" text:visited-style-name="Visited_20_Internet_20_Link">c:\wrap000</text:a>) you are allowed to use folders <text:span text:style-name="T34">so make the naming meaningful eg Stretched and Merged. Copy </text:span>the Monitor.lua file to My Saved Games\DCS]Config\Monitor. <text:s/><text:span text:style-name="T34">The MSFS files contain the recommended setting which can be copy and pasted into sections of configuration files (more on that latter).</text:span></text:p>
      <text:p text:style-name="P5"/>
      <text:p text:style-name="P59">DO NOT FORGET TO SAVE YOUR PROJECT BEFORE EXITING!</text:p>
      <text:p text:style-name="Standard"/>
      <text:h text:style-name="P103" text:outline-level="1"><text:bookmark-start text:name="__RefHeading___Toc2037_3284228719"/>Immersaview Pro<text:bookmark-end text:name="__RefHeading___Toc2037_3284228719"/></text:h>
      <text:p text:style-name="P59"/>
      <text:p text:style-name="P60">The first step needed is mapping the projectors – if the screen is stretched the projectors are Groups into a 3x1 layout. <text:s/>A single Procalib file is used for the group <text:span text:style-name="T36">for DCS</text:span>. <text:s/><text:span text:style-name="T39">The Procalib files need to be copied to the </text:span><text:a xlink:type="simple" xlink:href="../../../../../../../C:/WARP" text:style-name="Internet_20_link" text:visited-style-name="Visited_20_Internet_20_Link"><text:span text:style-name="T39">C:\WARP</text:span></text:a><text:span text:style-name="T39"> folder, use separate folders for Stretched and Multi Screen configurations</text:span></text:p>
      <text:p text:style-name="P60"/>
      <text:p text:style-name="P60"><draw:frame draw:style-name="fr6" draw:name="Image11" text:anchor-type="char" svg:width="5.0161in" svg:height="3.5382in" draw:z-index="9"><draw:image xlink:href="Pictures/10000000000003F7000002CC63CCE670ACEB7B50.jpg" xlink:type="simple" xlink:show="embed" xlink:actuate="onLoad" loext:mime-type="image/jpeg"/></draw:frame></text:p>
      <text:p text:style-name="P60">If separate screens are needed (eg for MSFS 2020) then each screen has its own Procalib file,<text:span text:style-name="T35"> the file name encodes location </text:span>(eg 0, 3840, 7680)</text:p>
      <text:p text:style-name="P26"/>
      <text:p text:style-name="P26"><draw:frame draw:style-name="fr1" draw:name="Image19" text:anchor-type="char" svg:width="6.6929in" svg:height="1.5346in" draw:z-index="10"><draw:image xlink:href="Pictures/1000020100000667000001787A6DEF374F6292FF.png" xlink:type="simple" xlink:show="embed" xlink:actuate="onLoad" loext:mime-type="image/png"/></draw:frame></text:p>
      <text:p text:style-name="P61"><draw:frame draw:style-name="fr2" draw:name="Image20" text:anchor-type="char" svg:width="4.3in" svg:height="2.2118in" draw:z-index="13"><draw:image xlink:href="Pictures/10000201000002780000014538709218C1492956.png" xlink:type="simple" xlink:show="embed" xlink:actuate="onLoad" loext:mime-type="image/png"/></draw:frame><text:soft-page-break/></text:p>
      <text:p text:style-name="P61"/>
      <text:p text:style-name="P61">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61"/>
      <text:p text:style-name="P69">As the default keystrokes clash with DCS settings, using Ctl-Z and Shift-Ctrl-Z. <text:s/>Also disabled all other keystroke options in FlyElise Pro.</text:p>
      <text:p text:style-name="P60"/>
      <text:p text:style-name="P60"><draw:frame draw:style-name="fr7" draw:name="Image13" text:anchor-type="char" svg:x="0.1063in" svg:y="0.0346in" svg:width="3.0008in" svg:height="1.6583in" draw:z-index="11"><draw:image xlink:href="Pictures/10000000000001A2000000E77BE6942AF8AD33AB.jpg" xlink:type="simple" xlink:show="embed" xlink:actuate="onLoad" loext:mime-type="image/jpeg"/></draw:frame><draw:frame draw:style-name="fr7" draw:name="Image14" text:anchor-type="char" svg:x="3.5307in" svg:y="0.0346in" svg:width="3.0618in" svg:height="1.6972in" draw:z-index="12"><draw:image xlink:href="Pictures/100000000000019F000000E6F693798593D874DD.jpg" xlink:type="simple" xlink:show="embed" xlink:actuate="onLoad" loext:mime-type="image/jpeg"/></draw:frame></text:p>
      <text:p text:style-name="P60"/>
      <text:h text:style-name="P99" text:outline-level="1"/>
      <text:h text:style-name="P103" text:outline-level="1"><text:bookmark-start text:name="__RefHeading___Toc2039_3284228719"/><text:span text:style-name="T36">Immersive Display Pro </text:span>Operations<text:bookmark-end text:name="__RefHeading___Toc2039_3284228719"/></text:h>
      <text:p text:style-name="P18"/>
      <text:p text:style-name="P18"/>
      <text:p text:style-name="P18">Firstly it appears you can’t have the best of both worlds (unless I’m missing the obvious) – to get a nice desktop warp <text:span text:style-name="T6">and MSFS you</text:span> need to use single procalib, but to get DCS to warp need multi.procalib. <text:s/><text:span text:style-name="T37">As different projector layouts are needed, separate projects are needed. <text:s/>Within a project you can have different config.sets which I think include using different Proclia files. The Config Sets can be selected using keystrokes – which is good for testing but discouraged for operations.</text:span></text:p>
      <text:p text:style-name="P18"/>
      <text:p text:style-name="P62">Using Two config sets - </text:p>
      <text:p text:style-name="P62"><text:tab/>Config Set 1 – Single.procalib – Desktop and MSFS – <text:s/><text:span text:style-name="T7">Shift-Ctl-1 to select – NEED TO VALIDATE THIS ISN”T COLIDING WITH DCS KEYSTROKES</text:span></text:p>
      <text:p text:style-name="P62"><text:tab/>Config Set 2 – Multi.procalib – DCS – <text:span text:style-name="T7">Shift-Ctl-2 to select</text:span></text:p>
      <text:p text:style-name="P18"/>
      <text:p text:style-name="P18"/>
      <text:h text:style-name="P100" text:outline-level="1"><text:bookmark-start text:name="__RefHeading___Toc1161_3795089835"/>Configuring a Display Mask<text:bookmark-end text:name="__RefHeading___Toc1161_3795089835"/></text:h>
      <text:p text:style-name="P87"/>
      <text:p text:style-name="P88">A display mask will stop the project from displaying on items that you don’t want drawn on, for example the canopy bow on the pit.</text:p>
      <text:p text:style-name="P86">This is done on a per projector basis in Display Pro. <text:s/>When running Display Pro go into Warp <text:span text:style-name="T52">Setup</text:span>. <text:s/>Select Masking.</text:p>
      <text:p text:style-name="P86"><draw:frame draw:style-name="fr6" draw:name="Image28" text:anchor-type="char" svg:width="3.8437in" svg:height="2.9728in" draw:z-index="29"><draw:image xlink:href="Pictures/100002010000024B000001C6DF8691F84146D6B0.png" xlink:type="simple" xlink:show="embed" xlink:actuate="onLoad" loext:mime-type="image/png"/></draw:frame></text:p>
      <text:p text:style-name="P86">Now draw the shape to block out where the display should be hidden. <text:s/>Note this will actually be displayed in two locations, on t<text:span text:style-name="T52">h</text:span>e smaller view box in the screen, as well as <text:span text:style-name="T52">on the screen itself. <text:s/>I found a couple of times I wasn’t drawing the box large enough so wasn’t seeing it on the screen</text:span></text:p>
      <text:p text:style-name="P86"><text:soft-page-break/>After drawing a polygon, press escape, you can then double click on the polygon and drag individual points around.</text:p>
      <text:p text:style-name="P88">You can then save the Drawing. <text:s/>This isn’t the mask used, you need to also save it as a bitmap. Once the bitmap is saved you can then select it.</text:p>
      <text:p text:style-name="P88">Press ESC to return to the Display Pro Screen and Save the Config file. Three Saves are needed, the drawing, bitmap, and the whole config file.</text:p>
      <text:p text:style-name="P88">Enable Warping to validate settings have taken. <text:s/>Have found I needed to exit and restart Display Pro. </text:p>
      <text:p text:style-name="P88">It looks like this can also be done in Calibration Pro</text:p>
      <text:p text:style-name="P88"><draw:frame draw:style-name="fr2" draw:name="Image27" text:anchor-type="char" svg:width="4.7783in" svg:height="3.161in" draw:z-index="28"><draw:image xlink:href="Pictures/100002010000031B0000020EEE4E5A95E073CD53.png" xlink:type="simple" xlink:show="embed" xlink:actuate="onLoad" loext:mime-type="image/png"/></draw:frame></text:p>
      <text:p text:style-name="P86"/>
      <text:h text:style-name="Heading_20_1" text:outline-level="1"><text:bookmark-start text:name="__RefHeading___Toc2041_3284228719"/>DCS Configuration and Operations<text:bookmark-end text:name="__RefHeading___Toc2041_3284228719"/></text:h>
      <text:p text:style-name="P18"/>
      <text:p text:style-name="P18">When operating DCS don’t have Desktop warping or Windows warping enabled. <text:s/>Load DCS and start flight, once flight is loaded then enable windows warping. <text:s/>If performance has tanked, restart computer and repeat.</text:p>
      <text:p text:style-name="P20">In FlyElise Pro, in the Simulator integration screen select DCS, find the export folder from Calibration Pro (now living in the GitHub repo), and select the root directory for DCS (note two different DCS and DCS Open Beta.</text:p>
      <text:p text:style-name="P20"/>
      <text:p text:style-name="P20">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5.1689in" svg:height="4.2134in" draw:z-index="0"><draw:image xlink:href="Pictures/1000000000000377000002D3A9F6946F7349865C.jpg" xlink:type="simple" xlink:show="embed" xlink:actuate="onLoad" loext:mime-type="image/jpeg"/></draw:frame><text:soft-page-break/></text:p>
      <text:p text:style-name="P3"/>
      <text:p text:style-name="P3"><draw:frame draw:style-name="fr4" draw:name="Image15" text:anchor-type="char" svg:width="6.6929in" svg:height="3.9638in" draw:z-index="1"><draw:image xlink:href="Pictures/10000000000004F9000002F2BE014EE0DE0B05C4.jpg" xlink:type="simple" xlink:show="embed" xlink:actuate="onLoad" loext:mime-type="image/jpeg"/></draw:frame></text:p>
      <text:p text:style-name="P3"/>
      <text:p text:style-name="P21">NOTE for DCS you need multi.procalib , but for MSFS you need single.procalib (at least when not using multiview)</text:p>
      <text:p text:style-name="P2"/>
      <text:p text:style-name="P2"/>
      <text:p text:style-name="P2"><text:soft-page-break/>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text:h text:style-name="Heading_20_1" text:outline-level="1"><text:bookmark-start text:name="__RefHeading___Toc1868_911875782"/>Setting up separate screens for MSFS<text:bookmark-end text:name="__RefHeading___Toc1868_911875782"/></text:h>
      <text:p text:style-name="P42"/>
      <text:p text:style-name="P42">Multiple Views was introduced mid-2022 for MSFS. Whilst currently not as capable as P3d or DCS, the multi-view capability is now functional enough to use.</text:p>
      <text:p text:style-name="P42"/>
      <text:p text:style-name="P42">Whilst the Fly Elise document has correct fragments it is confusing to setup. <text:s/>As with DCS the procalib files are the used for image warping. <text:s/>Additional steps are needed to get MSFS to work correctly.</text:p>
      <text:p text:style-name="P42"/>
      <text:p text:style-name="P42">At a high level the steps are:</text:p>
      <text:list xml:id="list2912989019" text:style-name="L4">
        <text:list-item>
          <text:p text:style-name="P116">Set the MSFS 2020 Zoom value in Immersive Display Pro</text:p>
        </text:list-item>
        <text:list-item>
          <text:p text:style-name="P116">Configure default eye point for each aircraft</text:p>
        </text:list-item>
        <text:list-item>
          <text:p text:style-name="P116">Enable multi-view configuration (global setting)</text:p>
        </text:list-item>
        <text:list-item>
          <text:p text:style-name="P116">Optionally disable aircraft interior and exterior views</text:p>
        </text:list-item>
      </text:list>
      <text:p text:style-name="P42"/>
      <text:p text:style-name="P42">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42"/>
      <text:p text:style-name="P28">Get MSFS into windowed mode and locate on the left hand projector screen as this is the layout expected by Fly Elise. <text:span text:style-name="T40"><text:s/></text:span><text:span text:style-name="T41">Camera file edits are not reflected until the Sim is restarted, new </text:span><text:span text:style-name="T42">a</text:span><text:span text:style-name="T41">ircraft and flights don’t force a reread of the configuration file.</text:span></text:p>
      <text:p text:style-name="P11"/>
      <text:p text:style-name="P70">Win<text:span text:style-name="T11">dow</text:span> 2 is left hand side</text:p>
      <text:p text:style-name="P70">Window 1 is righ<text:span text:style-name="T11">t</text:span> hand side</text:p>
      <text:p text:style-name="P11"/>
      <text:p text:style-name="P66">If the cursor is lost <text:span text:style-name="T11">in MSFS </text:span>the following keystro<text:span text:style-name="T8">k</text:span>e<text:span text:style-name="T8">s</text:span> may help</text:p>
      <text:p text:style-name="P66">CTL-Enter to fly</text:p>
      <text:p text:style-name="P66">END to exit flight</text:p>
      <text:p text:style-name="P66">Arrow Key to move between selections, <text:span text:style-name="T11">first press <text:s/>up up and the outline of the selection box should appear.</text:span></text:p>
      <text:p text:style-name="P66"/>
      <text:p text:style-name="P65">Camera View Adjustments</text:p>
      <text:p text:style-name="P65">Options → General Options → Camera</text:p>
      <text:p text:style-name="P65"><text:tab/>Disabled Camera Shake</text:p>
      <text:p text:style-name="P6"/>
      <text:h text:style-name="P106" text:outline-level="2"><text:bookmark-start text:name="__RefHeading___Toc1096_938958823"/><text:soft-page-break/>Configure Zoom in Immersive View Pro<text:bookmark-end text:name="__RefHeading___Toc1096_938958823"/></text:h>
      <text:p text:style-name="P84"/>
      <text:p text:style-name="P85">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85">The recommended value is find in the output text file from Calibration Pro, what is a little confusing is the MSFS GUI refers to the MSFS Options in Immersive Display Pro, not MSFS itself. </text:p>
      <text:p text:style-name="P24">------------------</text:p>
      <text:p text:style-name="P24">Set the ZoomPercentage in MSFS GUI to 42.0656</text:p>
      <text:p text:style-name="P24">Channel = 1</text:p>
      <text:p text:style-name="P24">ProjectorName = Projector1</text:p>
      <text:p text:style-name="P24">Enter the following values in the cameras.cfg file</text:p>
      <text:p text:style-name="P24">InitialZoom = 1.0</text:p>
      <text:p text:style-name="P24">InitialPbh = 9.8967, 0, -66.0839</text:p>
      <text:p text:style-name="P24"/>
      <text:p text:style-name="P85"/>
      <text:p text:style-name="P85"><draw:frame draw:style-name="fr3" draw:name="Image24" text:anchor-type="char" svg:width="4.7193in" svg:height="0.8646in" draw:z-index="25"><draw:image xlink:href="Pictures/10000201000001C50000005310A69DEEB73D1393.png" xlink:type="simple" xlink:show="embed" xlink:actuate="onLoad" loext:mime-type="image/png"/></draw:frame></text:p>
      <text:h text:style-name="Heading_20_2" text:outline-level="2"/>
      <text:h text:style-name="Heading_20_2" text:outline-level="2"><text:bookmark-start text:name="__RefHeading___Toc1098_938958823"/>Configure Multi-View<text:bookmark-end text:name="__RefHeading___Toc1098_938958823"/></text:h>
      <text:p text:style-name="P67"/>
      <text:p text:style-name="P67">This is a Global Setting and not done per aircraft. <text:s/><text:span text:style-name="T44">It can be copied from the MSFS Text file exported from Calibration Pro, however I found it was not usuable. <text:s/>The configuration is held is the following file.</text:span></text:p>
      <text:p text:style-name="P67"><text:s/></text:p>
      <text:p text:style-name="P72">C:\Users\bnepe\AppData\Local\Packages\Microsoft.FlightSimulator_8wekyb3d8bbwe\LocalCache\UserCfg.opt</text:p>
      <text:p text:style-name="P23"/>
      <text:p text:style-name="P22"/>
      <text:p text:style-name="P22"/>
      <text:p text:style-name="P22"/>
      <text:p text:style-name="P22"/>
      <text:p text:style-name="P22"/>
      <text:p text:style-name="P22"/>
      <text:p text:style-name="P22"><draw:frame draw:style-name="fr2" draw:name="Image23" text:anchor-type="char" svg:width="4.5598in" svg:height="3.5055in" draw:z-index="14"><draw:image xlink:href="Pictures/100002010000026B000001DC76A6CEB735B08501.png" xlink:type="simple" xlink:show="embed" xlink:actuate="onLoad" loext:mime-type="image/png"/></draw:frame><text:soft-page-break/></text:p>
      <text:p text:style-name="P79">NOTE – WindowCustom2 is not active – used for top down view for helicopter.</text:p>
      <text:p text:style-name="P68"><draw:frame text:anchor-type="paragraph" draw:z-index="27" draw:name="Text Frame 1" draw:style-name="gr1" draw:text-style-name="P118" svg:width="6.128in" svg:height="5.3606in" svg:x="0.0638in" svg:y="0.0929in"><draw:text-box><text:p><text:span text:style-name="T55"><text:tab/></text:span><text:span text:style-name="T55">WindowActive 1</text:span></text:p><text:p><text:span text:style-name="T55"><text:tab/></text:span><text:span text:style-name="T55">Resolution 1594 1383</text:span></text:p><text:p><text:span text:style-name="T55"><text:tab/></text:span><text:span text:style-name="T55">FullScreenResolution 3840 2160</text:span></text:p><text:p><text:span text:style-name="T55"><text:tab/></text:span><text:span text:style-name="T55">PosX 4435</text:span></text:p><text:p><text:span text:style-name="T55"><text:tab/></text:span><text:span text:style-name="T55">PosY 316</text:span></text:p><text:p><text:span text:style-name="T55"><text:tab/></text:span><text:span text:style-name="T55">WindowCustom0.Monitor 1</text:span></text:p><text:p><text:span text:style-name="T55"><text:tab/></text:span><text:span text:style-name="T55">WindowCustom0.Windowed 1</text:span></text:p><text:p><text:span text:style-name="T55"><text:tab/></text:span><text:span text:style-name="T55">WindowCustom0.FullscreenBorderless 1</text:span></text:p><text:p><text:span text:style-name="T55"><text:tab/></text:span><text:span text:style-name="T55">WindowCustom0.WindowActive 1</text:span></text:p><text:p><text:span text:style-name="T55"><text:tab/></text:span><text:span text:style-name="T55">WindowCustom0.Resolution 3840 2160</text:span></text:p><text:p><text:span text:style-name="T55"><text:tab/></text:span><text:span text:style-name="T55">WindowCustom0.FullScreenResolution 3840 2160</text:span></text:p><text:p><text:span text:style-name="T55"><text:tab/></text:span><text:span text:style-name="T55">WindowCustom0.PosX 7831</text:span></text:p><text:p><text:span text:style-name="T55"><text:tab/></text:span><text:span text:style-name="T55">WindowCustom0.PosY 261</text:span></text:p><text:p><text:span text:style-name="T55"><text:tab/></text:span><text:span text:style-name="T55">WindowCustom0.CameraDegRotationAdd 3.300000 70.000000 6.200000</text:span></text:p><text:p><text:span text:style-name="T55"><text:tab/></text:span><text:span text:style-name="T55">WindowCustom1.Monitor 0</text:span></text:p><text:p><text:span text:style-name="T55"><text:tab/></text:span><text:span text:style-name="T55">WindowCustom1.Windowed 1</text:span></text:p><text:p><text:span text:style-name="T55"><text:tab/></text:span><text:span text:style-name="T55">WindowCustom1.FullscreenBorderless 1</text:span></text:p><text:p><text:span text:style-name="T55"><text:tab/></text:span><text:span text:style-name="T55">WindowCustom1.WindowActive 1</text:span></text:p><text:p><text:span text:style-name="T55"><text:tab/></text:span><text:span text:style-name="T55">WindowCustom1.Resolution 1902 991</text:span></text:p><text:p><text:span text:style-name="T55"><text:tab/></text:span><text:span text:style-name="T55">WindowCustom1.FullScreenResolution 3840 2160</text:span></text:p><text:p><text:span text:style-name="T55"><text:tab/></text:span><text:span text:style-name="T55">WindowCustom1.PosX 287</text:span></text:p><text:p><text:span text:style-name="T55"><text:tab/></text:span><text:span text:style-name="T55">WindowCustom1.PosY 630</text:span></text:p><text:p><text:span text:style-name="T55"><text:tab/></text:span><text:span text:style-name="T55">WindowCustom1.CameraDegRotationAdd 2.600000 -60.700001 -6.300000</text:span></text:p><text:p><text:span text:style-name="T55"><text:tab/></text:span><text:span text:style-name="T55">WindowCustom2.Monitor 3</text:span></text:p><text:p><text:span text:style-name="T55"><text:tab/></text:span><text:span text:style-name="T55">WindowCustom2.Windowed 0</text:span></text:p><text:p><text:span text:style-name="T55"><text:tab/></text:span><text:span text:style-name="T55">WindowCustom2.FullscreenBorderless 1</text:span></text:p><text:p><text:span text:style-name="T55"><text:tab/></text:span><text:span text:style-name="T55">WindowCustom2.WindowActive 0</text:span></text:p><text:p><text:span text:style-name="T55"><text:tab/></text:span><text:span text:style-name="T55">WindowCustom2.Resolution 1920 1009</text:span></text:p><text:p><text:span text:style-name="T55"><text:tab/></text:span><text:span text:style-name="T55">WindowCustom2.FullScreenResolution 3840 2160</text:span></text:p><text:p><text:span text:style-name="T55"><text:tab/></text:span><text:span text:style-name="T55">WindowCustom2.PosX 13440</text:span></text:p><text:p><text:span text:style-name="T55"><text:tab/></text:span><text:span text:style-name="T55">WindowCustom2.PosY 23</text:span></text:p><text:p><text:span text:style-name="T55"><text:tab/></text:span><text:span text:style-name="T55">WindowCustom2.CameraDegRotationAdd -68.500000 0.000000 0.000000</text:span></text:p><text:p><text:span text:style-name="T55"><text:tab/></text:span><text:span text:style-name="T55">AntiAliasing TAA</text:span></text:p><text:p><text:span text:style-name="T55"><text:tab/></text:span><text:span text:style-name="T55">DLSSMode AUTO</text:span></text:p></draw:text-box></draw:frame></text:p>
      <text:p text:style-name="P68"/>
      <text:p text:style-name="P68"><text:soft-page-break/><text:span text:style-name="T44">I ended up using the GUI in MSFS, it is found in the Experimental Features area. <text:s/>An addition</text:span><text:span text:style-name="T45">al </text:span><text:span text:style-name="T44">two Cameras are used. <text:s/></text:span></text:p>
      <text:p text:style-name="P68"/>
      <text:p text:style-name="P77">Start a flight, ideally positioning your self in a location where taxi/runway lines extend to the right and left. Press escape in the flight and go to options, experimental options.</text:p>
      <text:p text:style-name="P77"/>
      <text:p text:style-name="P68"><text:span text:style-name="T44">When setting these up, start with Window mode so they can be dragged to the correct screen. Once the are correctly located, then change to full screen. </text:span><text:span text:style-name="T43">If you start with Full Screen selected when adding the view, you may well find you have three views layered on top of one another!</text:span></text:p>
      <text:p text:style-name="P75"/>
      <text:p text:style-name="P75"><text:span text:style-name="T46">Roughly position the camera</text:span><text:span text:style-name="T47">s using the GUI, they will be fine tuned later using the scenery mod that provides a number of lines as calibration points. <text:s/></text:span></text:p>
      <text:p text:style-name="P76"/>
      <text:p text:style-name="P76"><draw:frame draw:style-name="fr1" draw:name="Image5" text:anchor-type="char" svg:width="6.6929in" svg:height="1.7634in" draw:z-index="15"><draw:image xlink:href="Pictures/1000020100000276000000A634AEAEE42722A7D8.png" xlink:type="simple" xlink:show="embed" xlink:actuate="onLoad" loext:mime-type="image/png"/></draw:frame></text:p>
      <text:p text:style-name="P76"/>
      <text:h text:style-name="P107" text:outline-level="2"/>
      <text:h text:style-name="P109" text:outline-level="2"><text:bookmark-start text:name="__RefHeading___Toc1100_938958823"/>Disable Interior View<text:bookmark-end text:name="__RefHeading___Toc1100_938958823"/></text:h>
      <text:p text:style-name="P67"/>
      <text:p text:style-name="P67">This stops MSFS displaying the aircraft interior view and is done for each aircraft. <text:s/>In earlier releases this prevents enabling Nose Wheel Steering for the Hornet, have not validated if this has been addressed in later builds.</text:p>
      <text:p text:style-name="P67"/>
      <text:p text:style-name="P67">File Location:</text:p>
      <text:p text:style-name="P71">C:\Users\bnepe\AppData\Local\Packages\Microsoft.FlightSimulator_8wekyb3d8bbwe\LocalCache\Packages\Official\OneStore\microsoft-aircraft-bell407\SimObjects\Airplanes\microsoft-aircraft-bell407\model\model.CFG</text:p>
      <text:p text:style-name="P22"/>
      <text:p text:style-name="P27">Modify Aircra<text:span text:style-name="T11">f</text:span>t model.cfg file to remote inter<text:span text:style-name="T11">i</text:span>or and exterior from view</text:p>
      <text:p text:style-name="P27"/>
      <text:p text:style-name="P27"/>
      <text:p text:style-name="P27"><draw:frame draw:style-name="fr2" draw:name="Image21" text:anchor-type="char" svg:width="4.9799in" svg:height="2.7398in" draw:z-index="2"><draw:image xlink:href="Pictures/10000201000001DE000001070A8B5739C2E2383B.png" xlink:type="simple" xlink:show="embed" xlink:actuate="onLoad" loext:mime-type="image/png"/></draw:frame></text:p>
      <text:p text:style-name="P22"/>
      <text:h text:style-name="P108" text:outline-level="2"/>
      <text:h text:style-name="P110" text:outline-level="2"><text:bookmark-start text:name="__RefHeading___Toc1102_938958823"/>Modify the <text:span text:style-name="T45">Aircraft </text:span>Camera Definition<text:bookmark-end text:name="__RefHeading___Toc1102_938958823"/></text:h>
      <text:p text:style-name="P77">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77"/>
      <text:p text:style-name="P80">If this is not set correctly the Horizon will not be flat, as a quick workaround adjust the view up and down with the view hat on the joystick, ultimately best to correctly set the camera in the config file.</text:p>
      <text:p text:style-name="P77"/>
      <text:p text:style-name="P74">NOTE Camera definitions are not read on each flight – instead it appears to you have exit the Sim</text:p>
      <text:p text:style-name="P31"/>
      <text:p text:style-name="P22">C:\Users\bnepe\AppData\Local\Packages\Microsoft.FlightSimulator_8wekyb3d8bbwe\LocalCache\Packages\Official\OneStore\microsoft-aircraft-bell407\SimObjects\Airplanes\microsoft-aircraft-bell407\cameras.cfg</text:p>
      <text:p text:style-name="P22"/>
      <text:p text:style-name="P22"><draw:frame draw:style-name="fr2" draw:name="Image22" text:anchor-type="char" svg:width="3.5154in" svg:height="3.8925in" draw:z-index="3"><draw:image xlink:href="Pictures/10000201000001B6000001E5FEC3FE48E2B43F78.png" xlink:type="simple" xlink:show="embed" xlink:actuate="onLoad" loext:mime-type="image/png"/></draw:frame></text:p>
      <text:p text:style-name="P22"><draw:frame text:anchor-type="paragraph" draw:z-index="26" draw:name="Text Frame 2" draw:style-name="gr2" draw:text-style-name="P118" svg:width="6.3398in" svg:height="2.6453in" svg:x="0.1736in" svg:y="0.0307in"><draw:text-box><text:p><text:span text:style-name="T56">[CAMERADEFINITION.0]</text:span></text:p><text:p><text:span text:style-name="T56">Title ="Pilot"</text:span></text:p><text:p><text:span text:style-name="T56">Guid ="{195EAB58-9E4A-1E2A-A34C-A8D9D948F078}"</text:span></text:p><text:p><text:span text:style-name="T56">Description =""</text:span></text:p><text:p><text:span text:style-name="T56">Origin ="Virtual Cockpit"</text:span></text:p><text:p><text:span text:style-name="T56">AllowZoom =1</text:span></text:p><text:p><text:span text:style-name="T56">InitialZoom =1.0</text:span></text:p><text:p><text:span text:style-name="T56"/></text:p><text:p><text:span text:style-name="T56">Category ="Cockpit"</text:span></text:p><text:p><text:span text:style-name="T56">SubCategory ="Pilot"</text:span></text:p><text:p><text:span text:style-name="T56">SubCategoryItem ="DefaultPilot"</text:span></text:p><text:p><text:span text:style-name="T56">PitchPanRate =20</text:span></text:p><text:p><text:span text:style-name="T56">HeadingPanRate =60</text:span></text:p><text:p><text:span text:style-name="T56">InitialXyz = 0.56, -0.08, 2.5</text:span></text:p><text:p><text:span text:style-name="T56">; These values are on reread on each flight either exit the Sim</text:span></text:p><text:p><text:span text:style-name="T56">InitialPbh = 5, 0, 0</text:span></text:p></draw:text-box></draw:frame></text:p>
      <text:p text:style-name="P22"/>
      <text:p text:style-name="P22"/>
      <text:h text:style-name="P101" text:outline-level="1"/>
      <text:h text:style-name="P104" text:outline-level="1"><text:bookmark-start text:name="__RefHeading___Toc1870_911875782"/>MSFS Triple Screen Calibration utility<text:bookmark-end text:name="__RefHeading___Toc1870_911875782"/></text:h>
      <text:p text:style-name="P22"/>
      <text:p text:style-name="P83">A simple scenery mod to help with the visual alignment of Triple screens for MSFS in SU10 beta. <text:s/><text:span text:style-name="T48">First ensure you have set the Intialpbh in the aircraft configuration file.</text:span></text:p>
      <text:p text:style-name="P22"><text:a xlink:type="simple" xlink:href="https://flightsim.to/file/36896/triple-screen-calibration-utility" text:style-name="Internet_20_link" text:visited-style-name="Visited_20_Internet_20_Link">https://flightsim.to/file/36896/triple-screen-calibration-utility</text:a></text:p>
      <text:p text:style-name="P22"/>
      <text:p text:style-name="P30">Download =- unzip and then copy to community folder.</text:p>
      <text:p text:style-name="P30"/>
      <text:p text:style-name="P30"><text:span text:style-name="T9">Load your plane into icao TRIP and use <text:s/>Parking 3 </text:span><text:span text:style-name="T10">Dock – GA. <text:s/></text:span><text:span text:style-name="T48">If TRIP doesn’t appear then you’ve made a mistake expanding the unzipped mod into the community folder.</text:span></text:p>
      <text:p text:style-name="P29"/>
      <text:p text:style-name="P29"><draw:frame draw:style-name="fr1" draw:name="Image6" text:anchor-type="char" svg:width="6.6929in" svg:height="3.7319in" draw:z-index="16"><draw:image xlink:href="Pictures/100002010000045F00000270E3233490B42EFB03.png" xlink:type="simple" xlink:show="embed" xlink:actuate="onLoad" loext:mime-type="image/png"/></draw:frame></text:p>
      <text:p text:style-name="P22"/>
      <text:p text:style-name="P78">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78"/>
      <text:p text:style-name="P78">Probably a good idea to grab the views from the UserCfg.opt file</text:p>
      <text:p text:style-name="P78"/>
      <text:p text:style-name="P73">C:\Users\bnepe\AppData\Local\Packages\Microsoft.FlightSimulator_8wekyb3d8bbwe\LocalCache\UserCfg.opt</text:p>
      <text:p text:style-name="P82"/>
      <text:h text:style-name="P105" text:outline-level="1"><text:bookmark-start text:name="__RefHeading___Toc1163_3795089835"/>CMDNET <text:bookmark-end text:name="__RefHeading___Toc1163_3795089835"/></text:h>
      <text:p text:style-name="P64"/>
      <text:p text:style-name="P63">CMDNET is a simple TCP interface to Immersive Display Pro – <text:span text:style-name="T38">a proof of concept Python code provoed that warping can be enabled/disabled along with Config Set selection. <text:s/>This ultimately is a better way to control warping as it can be integrated with Simulator API interfaces to automatically control Immersive Display Pro.</text:span></text:p>
      <text:p text:style-name="P63"/>
      <text:p text:style-name="P2"/>
      <text:h text:style-name="P102" text:outline-level="1"><text:bookmark-start text:name="__RefHeading___Toc2045_3284228719"/>Fault finding with ATI Card<text:bookmark-end text:name="__RefHeading___Toc2045_3284228719"/></text:h>
      <text:p text:style-name="P10"/>
      <text:p text:style-name="P117"><text:span text:style-name="T54">DO NOT RESTART THE COMPUTER <text:s/></text:span><text:span text:style-name="T50">when </text:span><text:span text:style-name="T53">enabling</text:span><text:span text:style-name="T50"> Eyefinity </text:span><text:span text:style-name="T54">– </text:span><text:span text:style-name="T25">instead d</text:span><text:span text:style-name="T54">o a full shutdown as a reload appears to trigger a loss of Eyefinity groups. <text:s/></text:span><text:span text:style-name="T53">It appears that having the 4</text:span><text:span text:style-name="T21">th</text:span><text:span text:style-name="T53"> projector (top down view) confuses the computer and results in the computer booting with now displays enabled.</text:span></text:p>
      <text:p text:style-name="P117"><text:s text:c="2"/><text:span text:style-name="T53">Power off/on and even clearing CMOS configuration did not clear he issue. <text:s/>Tried unplugging all screens, and just connecting an individual screen didn’t help either. <text:s/>After a number of restarts (including pressing F8 on startup) the computer finally rendered a boot image on the desktop monitor.</text:span></text:p>
      <text:p text:style-name="P46"/>
      <text:p text:style-name="P45">Check all three project<text:span text:style-name="T12">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6"/>
      <text:p text:style-name="P46">If only a s<text:span text:style-name="T11">ing</text:span>le cursor is present and MSFS 2020 is running slowly – shutdown and restart the computer – you will usually identify if there is an issue with the speed of the hanger doors</text:p>
      <text:p text:style-name="P46"/>
      <text:p text:style-name="P10">If you start <text:span text:style-name="T11">t</text:span>he Calibration Pro client and no projectors are present – it is possible the Eye<text:span text:style-name="T26">f</text:span>inity grouping has disappeared</text:p>
      <text:p text:style-name="P10"/>
      <text:p text:style-name="P19">Tried reducing the resolution to 1080 per projector, but when Eyefinity groups displays it sets them to 4K, and there doesn’t appear to be a way to reduce resolution once the displays are reduced </text:p>
      <text:p text:style-name="P19"/>
      <text:p text:style-name="P81">If you have rearranged the screens, Display Pro will warn about not having a matching configuring, check the position display in Display Pro to validate they are correctly aligned, eg all sitting in at the same level.</text:p>
      <text:p text:style-name="P81"/>
      <text:p text:style-name="P81">After adding the fourth projctor (top down 1080), it squeezeds its output into half height. <text:s/><text:span text:style-name="T51">Plug the project into another video card and it displayed correctly. <text:s/>Was unable to swap ports on the primary video card as the display port adapter didn’t do 4K (clearly there is a different in Display Port to HDMI adaptors). <text:s/>The one that wouldn’t drive to 4K had DVI in its descrip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Page </text:span><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09-19T05:43:30.283975894</meta:creation-date>
    <dc:date>2023-04-23T05:32:50.929981021</dc:date>
    <meta:editing-duration>PT5H57M25S</meta:editing-duration>
    <meta:editing-cycles>63</meta:editing-cycles>
    <meta:generator>LibreOffice/6.4.4.2$MacOSX_X86_64 LibreOffice_project/3d775be2011f3886db32dfd395a6a6d1ca2630ff</meta:generator>
    <meta:print-date>2023-04-16T06:47:56.071999442</meta:print-date>
    <meta:document-statistic meta:table-count="1" meta:image-count="28" meta:object-count="0" meta:page-count="27" meta:paragraph-count="206" meta:word-count="3941" meta:character-count="23735" meta:non-whitespace-character-count="19855"/>
  </office:meta>
</office:document-meta>
</file>